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text:soft-page-break/>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text:soft-page-break/>###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text:soft-page-break/>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DevOps</text:p>
      <text:p text:style-name="Standard"/>
      <text:p text:style-name="Standard">##### Definition</text:p>
      <text:p text:style-name="Standard"/>
      <text:p text:style-name="Standard">DevOps ist ein agiler Prozess beziehungsweise eine Arbeitsweise mit dem Ziel, die Zusammenarbeit aller am Prozess beteiligten möglichst einfach und effizient zu gestalten.</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ext:soft-page-break/>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Auslieferungsprozesses durch den Einsatz geeigneter Tools und Continuous Delivery. Einfache, <text:span text:style-name="T1">repetitive</text:span> Aufgaben werden automatisiert, und mehr Wert auf menschliche Interaktionen gelegt. </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n und derselbe Bugtracker für alle am Prozess beteiligte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code ein neuer Build erstellt wird, werden automatisierten Tests ausgeführt und deren Ergebnisse an den Entwickler weitergeleitet.</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soft-page-break/><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text:soft-page-break/>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für vorkonfigurierte Docker-Container.</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 Jenkins</text:p>
      <text:p text:style-name="Standard"/>
      <text:p text:style-name="Standard">#Quellen</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3T16:09:45.220000000</dc:date>
    <meta:editing-duration>PT7M31S</meta:editing-duration>
    <meta:editing-cycles>4</meta:editing-cycles>
    <meta:generator>LibreOffice/6.0.4.2$Windows_X86_64 LibreOffice_project/9b0d9b32d5dcda91d2f1a96dc04c645c450872bf</meta:generator>
    <meta:document-statistic meta:table-count="0" meta:image-count="0" meta:object-count="0" meta:page-count="7" meta:paragraph-count="125" meta:word-count="1954" meta:character-count="15114" meta:non-whitespace-character-count="13257"/>
  </office:meta>
</office:document-meta>
</file>